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margin-left="0cm" fo:margin-right="0cm" fo:text-indent="0cm" style:auto-text-indent="false"/>
    </style:style>
    <style:style style:name="P3"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4" style:family="paragraph" style:parent-style-name="Spec_20_-_20_Sous-titre_20_du_20_document">
      <style:text-properties fo:color="#000000"/>
    </style:style>
    <style:style style:name="P5" style:family="paragraph" style:parent-style-name="Standard">
      <style:text-properties fo:font-size="11pt" officeooo:paragraph-rsid="0020fd4c" style:font-size-asian="11pt" style:font-size-complex="11pt"/>
    </style:style>
    <style:style style:name="P6" style:family="paragraph" style:parent-style-name="Text_20_body">
      <style:text-properties officeooo:paragraph-rsid="00208217"/>
    </style:style>
    <style:style style:name="P7" style:family="paragraph" style:parent-style-name="Text_20_body">
      <style:text-properties officeooo:paragraph-rsid="0020fd4c"/>
    </style:style>
    <style:style style:name="P8" style:family="paragraph" style:parent-style-name="Text_20_body">
      <style:text-properties style:font-name="Colibri" fo:font-size="11pt" style:font-size-asian="11pt" style:font-size-complex="11pt"/>
    </style:style>
    <style:style style:name="P9" style:family="paragraph" style:parent-style-name="Text_20_body">
      <style:paragraph-properties fo:line-height="100%"/>
      <style:text-properties style:font-name="Colibri" fo:font-size="11pt" style:font-size-asian="11pt" style:font-size-complex="11pt"/>
    </style:style>
    <style:style style:name="P10" style:family="paragraph" style:parent-style-name="Text_20_body">
      <style:text-properties fo:font-size="11pt" style:font-size-asian="11pt" style:font-size-complex="11pt"/>
    </style:style>
    <style:style style:name="P11" style:family="paragraph" style:parent-style-name="Heading_20_1">
      <style:text-properties officeooo:paragraph-rsid="00208217"/>
    </style:style>
    <style:style style:name="P12" style:family="paragraph" style:parent-style-name="Heading_20_1">
      <style:paragraph-properties fo:break-before="page"/>
      <style:text-properties officeooo:paragraph-rsid="00208217"/>
    </style:style>
    <style:style style:name="P13" style:family="paragraph" style:parent-style-name="Spec_20_-_20_Table_20_des_20_matières_20_-_20_Titre">
      <style:paragraph-properties fo:break-before="page"/>
    </style:style>
    <style:style style:name="P14"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5"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6" style:family="paragraph" style:parent-style-name="Spec_20_-_20_Informations_20_2_20_de_20_première_20_page">
      <style:text-properties officeooo:paragraph-rsid="00206d64"/>
    </style:style>
    <style:style style:name="P17" style:family="paragraph" style:parent-style-name="Heading_20_2">
      <style:text-properties officeooo:paragraph-rsid="00208217"/>
    </style:style>
    <style:style style:name="P18" style:family="paragraph" style:parent-style-name="Heading_20_2">
      <style:paragraph-properties fo:break-before="page"/>
    </style:style>
    <style:style style:name="T1" style:family="text">
      <style:text-properties officeooo:rsid="00206d64"/>
    </style:style>
    <style:style style:name="T2" style:family="text">
      <style:text-properties style:font-name-asian="MS Mincho" style:font-name-complex="Tahoma3"/>
    </style:style>
    <style:style style:name="T3" style:family="text">
      <style:text-properties officeooo:rsid="00206d64" style:font-name-asian="MS Mincho" style:font-name-complex="Tahoma3"/>
    </style:style>
    <style:style style:name="T4" style:family="text">
      <style:text-properties officeooo:rsid="0020fd4c" style:font-name-asian="MS Mincho" style:font-name-complex="Tahoma3"/>
    </style:style>
    <style:style style:name="T5" style:family="text">
      <style:text-properties officeooo:rsid="00023a07" style:font-name-asian="MS Mincho" style:font-name-complex="Tahoma3"/>
    </style:style>
    <style:style style:name="T6" style:family="text">
      <style:text-properties officeooo:rsid="0015a68c" style:font-name-asian="MS Mincho" style:font-name-complex="Tahoma3"/>
    </style:style>
    <style:style style:name="T7" style:family="text">
      <style:text-properties officeooo:rsid="000dee15"/>
    </style:style>
    <style:style style:name="T8" style:family="text">
      <style:text-properties officeooo:rsid="00025252"/>
    </style:style>
    <style:style style:name="T9" style:family="text">
      <style:text-properties officeooo:rsid="00023a07"/>
    </style:style>
    <style:style style:name="T10" style:family="text">
      <style:text-properties style:font-name="Times New Roman" officeooo:rsid="00206d64" style:font-name-asian="MS Mincho" style:font-name-complex="Tahoma3"/>
    </style:style>
    <style:style style:name="T11" style:family="text">
      <style:text-properties style:font-name="Times New Roman" fo:font-size="13pt" style:font-size-asian="13pt" style:font-size-complex="13pt"/>
    </style:style>
    <style:style style:name="T12" style:family="text">
      <style:text-properties style:font-name="Times New Roman" fo:font-size="13pt" officeooo:rsid="0007491f" style:font-size-asian="13pt" style:font-size-complex="13pt"/>
    </style:style>
    <style:style style:name="T13" style:family="text">
      <style:text-properties style:font-name="Calibri1" officeooo:rsid="00206d64" style:font-name-asian="MS Mincho" style:font-name-complex="Tahoma3"/>
    </style:style>
    <style:style style:name="T14" style:family="text">
      <style:text-properties officeooo:rsid="000cb214"/>
    </style:style>
    <style:style style:name="T15" style:family="text">
      <style:text-properties fo:font-size="12pt" style:font-size-asian="12pt" style:font-size-complex="12pt"/>
    </style:style>
    <style:style style:name="T16" style:family="text">
      <style:text-properties officeooo:rsid="0007491f"/>
    </style:style>
    <style:style style:name="T17" style:family="text">
      <style:text-properties fo:font-size="13pt" style:font-size-asian="13pt" style:font-size-complex="13pt"/>
    </style:style>
    <style:style style:name="T18" style:family="text">
      <style:text-properties fo:font-size="13pt" officeooo:rsid="0007491f" style:font-size-asian="13pt" style:font-size-complex="13pt"/>
    </style:style>
    <style:style style:name="T19" style:family="text">
      <style:text-properties officeooo:rsid="0015a68c"/>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3"><text:title>Bilans</text:title></text:p>
      <text:p text:style-name="P4"><text:subject>Bilan de chaque membre de l'équipe</text:subject></text:p>
      <text:p text:style-name="Spec_20_-_20_Sous-titre_20_du_20_document"/>
      <text:p text:style-name="P2"/>
      <text:p text:style-name="P2"/>
      <text:p text:style-name="Spec_20_-_20_Informations_20_1_20_de_20_première_20_page"/>
      <text:p text:style-name="Spec_20_-_20_Informations_20_2_20_de_20_première_20_page"/>
      <text:p text:style-name="Spec_20_-_20_Informations_20_2_20_de_20_première_20_page"/>
      <text:p text:style-name="Spec_20_-_20_Informations_20_1_20_de_20_première_20_page">Auteurs</text:p>
      <text:p text:style-name="P16"><text:span text:style-name="T1">Groupe H4312</text:span></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13">Table des matières</text:p>
          </text:index-title>
          <text:p text:style-name="P14">1 <text:s text:c="2"/>Introduction<text:tab/><text:a xlink:type="simple" xlink:href="#__RefHeading__868_873707696" text:style-name="Internet_20_link" text:visited-style-name="Internet_20_link">3</text:a></text:p>
          <text:p text:style-name="P14">2 <text:s text:c="2"/>Bilan chef de projet<text:tab/><text:a xlink:type="simple" xlink:href="#__RefHeading__562_53713733" text:style-name="Internet_20_link" text:visited-style-name="Internet_20_link">3</text:a></text:p>
          <text:p text:style-name="P15">2.1 <text:s/>Organisation du projet, travail demandé, planning proposé<text:tab/><text:a xlink:type="simple" xlink:href="#__RefHeading__564_53713733" text:style-name="Internet_20_link" text:visited-style-name="Internet_20_link">3</text:a></text:p>
          <text:p text:style-name="P15">2.2 <text:s/>Charge de travail<text:tab/><text:a xlink:type="simple" xlink:href="#__RefHeading__566_53713733" text:style-name="Internet_20_link" text:visited-style-name="Internet_20_link">3</text:a></text:p>
          <text:p text:style-name="P15">2.3 <text:s/>Méthode d'affectation des tâches – Deadlines et écheances<text:tab/><text:a xlink:type="simple" xlink:href="#__RefHeading__568_53713733" text:style-name="Internet_20_link" text:visited-style-name="Internet_20_link">4</text:a></text:p>
          <text:p text:style-name="P15">2.4 <text:s/>Suivi du travail<text:tab/><text:a xlink:type="simple" xlink:href="#__RefHeading__570_53713733" text:style-name="Internet_20_link" text:visited-style-name="Internet_20_link">4</text:a></text:p>
          <text:p text:style-name="P15">2.5 <text:s/>Autres suggestions<text:tab/><text:a xlink:type="simple" xlink:href="#__RefHeading__572_53713733" text:style-name="Internet_20_link" text:visited-style-name="Internet_20_link">4</text:a></text:p>
          <text:p text:style-name="P14">3 <text:s text:c="2"/>BILAN EQUIPE<text:tab/><text:a xlink:type="simple" xlink:href="#__RefHeading__870_873707696" text:style-name="Internet_20_link" text:visited-style-name="Internet_20_link">5</text:a></text:p>
          <text:p text:style-name="P15">3.1 <text:s/>Billy PITIOT – Responsable Qualité<text:tab/><text:a xlink:type="simple" xlink:href="#__RefHeading__404_1336058694" text:style-name="Internet_20_link" text:visited-style-name="Internet_20_link">5</text:a></text:p>
          <text:p text:style-name="P15">3.2 <text:s/>Soraya BELHADJ-AISSA – Responsable Outils, Spécialiste Achats<text:tab/><text:a xlink:type="simple" xlink:href="#__RefHeading__821_873707696" text:style-name="Internet_20_link" text:visited-style-name="Internet_20_link">6</text:a></text:p>
          <text:p text:style-name="P15">3.3 <text:s/>Jérôme DE-POTTER – Responsable Communication, Spécialiste Gestion de Parc<text:tab/><text:a xlink:type="simple" xlink:href="#__RefHeading__823_873707696" text:style-name="Internet_20_link" text:visited-style-name="Internet_20_link">7</text:a></text:p>
          <text:p text:style-name="P15">3.4 <text:s/>Stefana GARTU – Spécialiste Maintenance<text:tab/><text:a xlink:type="simple" xlink:href="#__RefHeading__825_873707696" text:style-name="Internet_20_link" text:visited-style-name="Internet_20_link">8</text:a></text:p>
          <text:p text:style-name="P15">3.5 <text:s/>Henrique GASPAR NOGUEIRA – Spécialiste Gestion de Parc<text:tab/><text:a xlink:type="simple" xlink:href="#__RefHeading__827_873707696" text:style-name="Internet_20_link" text:visited-style-name="Internet_20_link">9</text:a></text:p>
          <text:p text:style-name="P15">3.6 <text:s/>Leandro RESENDE MATTIOLI – Spécialiste Maintenance<text:tab/><text:a xlink:type="simple" xlink:href="#__RefHeading__829_873707696" text:style-name="Internet_20_link" text:visited-style-name="Internet_20_link">10</text:a></text:p>
        </text:index-body>
      </text:table-of-content>
      <text:p text:style-name="Standard"/>
      <text:p text:style-name="Standard"/>
      <text:p text:style-name="Standard"><text:span text:style-name="T3"/></text:p>
      <text:h text:style-name="P12" text:outline-level="1"><text:bookmark text:name="__RefHeading__868_873707696"/>Introduction<text:bookmark-end text:name="__RefHeading__868_873707696"/></text:h>
      <text:p text:style-name="P6"/>
      <text:p text:style-name="P6"><text:tab/>Ce dossier constitue le bilan du chef de projet ainsi que les bilans personnels des membres de l'équipe. Il regroupe plusieurs analyses qui ont été ménées selon plusieurs points de vue. Son but est de faire une synthèse permettant surtout d'améliorer le travail de l'équipe sur plusieurs plans: gestion de projet, qualité, travail en équipe, outils, savoir-faire, etc.</text:p>
      <text:p text:style-name="P6"/>
      <text:h text:style-name="P11" text:outline-level="1"><text:bookmark text:name="__RefHeading__562_53713733"/>Bilan chef de projet<text:bookmark-end text:name="__RefHeading__562_53713733"/></text:h>
      <text:h text:style-name="P17" text:outline-level="2"><text:bookmark text:name="__RefHeading__564_53713733"/>Organisation du projet, travail demandé, planning proposé<text:bookmark-end text:name="__RefHeading__564_53713733"/></text:h>
      <text:p text:style-name="P6"><text:tab/>Ce projet longue durée a été différent par rapport aux autres travaux pratiques réalisés préc<text:span text:style-name="T7">é</text:span>d<text:span text:style-name="T7">e</text:span>mment. </text:p>
      <text:p text:style-name="P6"><text:tab/>Premièrement, <text:span text:style-name="T7">ce fut</text:span> le plus long projet qu'on a eu jusqu'à présent. Cela <text:span text:style-name="T7">a</text:span> nécessité une gestion et un suivi continus et rig<text:span text:style-name="T7">o</text:span>ureux afin d'éviter les retards. Le planning fourni par les professeurs responsables m'a beaucoup aidé au démarrage du projet. <text:span text:style-name="T7">À</text:span> partir de ce planning j'ai pu constituer un tableau de bord global pour le projet qui a beaucoup facilité le suivi. Un tableau hebdomadaire a été aussi construit.</text:p>
      <text:p text:style-name="P6"><text:tab/>Deuxièmement, le sujet <text:span text:style-name="T7">était</text:span> très compl<text:span text:style-name="T7">e</text:span>xe. Il a regroupé deux cours et s'est basé sur un domaine qui n<text:span text:style-name="T7">e nous </text:span>était pas familier (BTP). J'ai du bien étudier préalablement l'appel d'offre afin de r<text:span text:style-name="T7">e</text:span>p<text:span text:style-name="T7">é</text:span>rer les parties clés et pouvoir guider mon équipe. Un dialogue continu avec les enseignants m'a permis de bien comprendre ce qui <text:span text:style-name="T7">était</text:span> demandé et <text:span text:style-name="T7">de</text:span> bien attribuer des tâches aux membres de l'équipe.</text:p>
      <text:p text:style-name="P6"><text:tab/>J'ai trouvé difficile au début d'évaluer les compétences de chacun des membres de l'équipe, surtout quand j'ai d<text:span text:style-name="T7">û</text:span> établir les r<text:span text:style-name="T7">e</text:span>sponsables (qualité, communication, outils, etc.). En tant que premier projet avec un nouveau hexan<text:span text:style-name="T7">ô</text:span>me, je ne connaissais pas le style de travail de chacun et les points forts et faibles. J'ai d<text:span text:style-name="T7">é</text:span>couvert progressivement les profils de chacun et j'ai réussi à adapter le travail pour tous.</text:p>
      <text:h text:style-name="P17" text:outline-level="2"><text:bookmark text:name="__RefHeading__566_53713733"/>Charge de travail<text:bookmark-end text:name="__RefHeading__566_53713733"/></text:h>
      <text:p text:style-name="P6"><text:tab/>En termes de charge de travail, j'ai essayé toujours d'équilibrer les quotas des heures travaillées par chacun. Cela a été facilité par les fiches de suivi individuels où chacun a marqué son travail accordé pour chaque tâche.</text:p>
      <text:p text:style-name="P6"><text:tab/>Le planning fourni par les enseignants propose une charge équilibrée avec une exception. J'ai remarqué et fait confirmer aussi par les autres groupes que seulement une s<text:span text:style-name="T7">é</text:span>ance ne suffit pas pour construire la cible fonctionnelle et d<text:span text:style-name="T7">é</text:span>terminer les axes de progrès (étape Expression des Besoins). Pendant cette période on a passé des heures hors séance pour finir le travail. Je proposerais d'enlever une heure de l'étape Construction des solutions et de l'allouer pour la réalisation de la cible fonctionnelle. </text:p>
      <text:p text:style-name="P6">En ce qui concerne la construction des deux solutions, j'ai constitué deux équipes afin de gagner du temps et respecter le planning. J'ai pris cette d<text:span text:style-name="T7">é</text:span>cision car le temps pour l'élaboration de la solution spécifique était trop court (1 séance) et il y aurait eu un retard si on avait tous commencé à travailler que sur la solution spécifique. De plus, des explications pour réaliser la solution ERP ont été fournis pendant la même séance par les enseignants et j'ai considéré <text:span text:style-name="T7">cela comme</text:span> une su<text:span text:style-name="T7">g</text:span>gestion de leur part <text:span text:style-name="T7">pour</text:span> démarrer les deux solutions en parallèle. Par contre, les explications fournies pour la solutions ERP en séance 2 auraient été nécessaires pendant la première séance et auraient fait gagner du temps pour l'équipe <text:soft-page-break/>ERP. Peut être allouer une séance de plus à la phase de construction des solutions et deux sous-phases pour réaliser chaque solution pourraient résoudre ce problème.</text:p>
      <text:h text:style-name="P17" text:outline-level="2"><text:bookmark text:name="__RefHeading__568_53713733"/>Méthode d'affectation des tâches – Deadlines et écheances<text:bookmark-end text:name="__RefHeading__568_53713733"/></text:h>
      <text:p text:style-name="P6"><text:tab/>Pour avoir un meilleur contrôle sur le suivi et l'organisation de mon équipe, j'ai mis en place un système spécial pour attribuer les tâches. J'avais déjà appliqué cette méthode avec mon ancien hexan<text:span text:style-name="T7">ô</text:span>me et j'avais obtenu des bons résultats.</text:p>
      <text:p text:style-name="P6"><text:tab/>La méthode consiste à toujours donne<text:span text:style-name="T7">r</text:span> des deadlines pour les tâches. Pour chaque séance j'envoyais un mail avec les tâches suivantes. Chaque tâche était suivie du temps prévu pour son réalisation et l<text:span text:style-name="T7">a</text:span> deadline/échéance. Si jamais quelqu'un ne pouvait pas respecter le deadline il devait m'informer avant l'échéance et donner ses disponibilités. Les retards non signalés <text:span text:style-name="T7">étaient</text:span> sanctionnés. En fonction de <text:span text:style-name="T7">ç</text:span>a, soit je réorganisais le travail soit je repoussais le travail pour plus tard. Pour éviter d'arriver en retard je prenais toujours une marge de deux jours qui permettait ainsi de prolonger les deadlines pour ceux qui ne les respectaient pas. </text:p>
      <text:p text:style-name="P6"><text:tab/>Chaque retard non signalé était penalisé par l'attribution des points de retard qui influençaient l'évaluation finale pour chaque membre.</text:p>
      <text:p text:style-name="P6"><text:tab/>Il y a eu presque chaque semaine des deadlines prolongés mais on n'a pas eu des délais par rapport aux deadlines des professeurs grâce à la marge de deux jours que j'ai pris<text:span text:style-name="T7">e</text:span> à chaque fois.</text:p>
      <text:h text:style-name="P17" text:outline-level="2"><text:bookmark text:name="__RefHeading__570_53713733"/>Suivi du travail<text:bookmark-end text:name="__RefHeading__570_53713733"/></text:h>
      <text:p text:style-name="P6"><text:tab/>Au début du projet j<text:span text:style-name="T7">e n</text:span>'ai réalisé que des tâches de gestion de projet mais à partir de la 3<text:span text:style-name="T7">è</text:span>me séance j'ai commencé à m'impliquer dans le travail et aider mon équipe. J'ai organisé mon travail d'une façon qui me permettait de voir à peu près tout et de savoir ainsi tout ce que les membres de l'équipe ont fait. Par exemple, dans la phase de construction des solutions, j'ai premièrement fait partie de l'équipe chargée de construire la solution spécifique et après une séance où on a établi les bases de cette solution, j'ai changé et commencé à travailler pour la solution standard. Ainsi j'ai réussi à avoir une vue complète des deux qui a été très utile pour faire ensuite la synthèse des deux solutions.</text:p>
      <text:h text:style-name="P17" text:outline-level="2"><text:bookmark text:name="__RefHeading__572_53713733"/>Autres suggestions<text:bookmark-end text:name="__RefHeading__572_53713733"/></text:h>
      <text:p text:style-name="P6"><text:tab/>Globalement, ce projet a été très enrichissant. Ça m'a permis d'améliorer mes techniques de gestion de projet mais aussi de comprendre quelle est la démarche de construction des solutions pour répondre aux besoins des entreprises.</text:p>
      <text:p text:style-name="P6"><text:tab/>Comme suggestion je pourrai peut être proposer de diversifier le thème du sujet, et proposer des nouve<text:span text:style-name="T7">lles</text:span> situations et domaines. Par exemple, au lieu de la gestion d'un parc matériel proposer la gestion des patients dans un hospital, ou bien d'autres systèmes qui peuvent attirer plus l'implication des <text:s/>étudiants qu<text:span text:style-name="T7">e</text:span> celui du BTP. En tant que chef de projet j'ai remarqué des baisses de motivation de la part de mon équipe dues <text:span text:style-name="T7">au</text:span> manque d'intérêt pour le domaine du BTP. Je trouve que c'est dommage de ne pas pouvoir découvrir le contenu en totalité juste à cause d'une réticence pour la forme.</text:p>
      <text:p text:style-name="P6"/>
      <text:h text:style-name="P12" text:outline-level="1"><text:bookmark text:name="__RefHeading__870_873707696"/><text:span text:style-name="T3">BILAN </text:span><text:span text:style-name="T4">É</text:span><text:span text:style-name="T3">QUIPE</text:span><text:bookmark-end text:name="__RefHeading__870_873707696"/></text:h>
      <text:h text:style-name="Heading_20_2" text:outline-level="2"><text:bookmark text:name="__RefHeading__404_1336058694"/><text:span text:style-name="T3">Billy PITIOT – Responsable Qualité</text:span><text:bookmark-end text:name="__RefHeading__404_1336058694"/></text:h>
      <text:p text:style-name="P7"/>
      <text:p text:style-name="P7"><text:tab/>J'ai participé au projet en tant que Responsable Qualité. En cela mon rôle a été de relire les documents pour trouver les fautes d'orthographe et de cohérence et de mettre ensemble tous les documents éparses créés par le reste de l'équipe. J'ai aussi participé à la rédaction des livrables en tant que membre de l'équipe. Mon statut m'a donc permis d'avoir une vue globale sur le projet d'un point de vue gestion de projet et sur le contenu produit et la façon de le produire. Ce fut très intéressant.</text:p>
      <text:p text:style-name="P7"><text:tab/>Le plus dur fut de rester motivé tout au long du projet. Heureusement, la chef de projet a su nous motiver et les deadlines imposées ont toujours été suivies à quelques jours près. Le fait d'avoir des étapes clairement définies <text:span text:style-name="T8">dans le sujet</text:span> étaient indispensable, je pense, pour le chef de projet et pour l'équipe car nous savions où nous en étions.</text:p>
      <text:p text:style-name="P7"/>
      <text:p text:style-name="P7"><text:tab/>Ce que je reprocherais au projet serait son sujet. On nous demande de réfléchir à la réorganisation d'une entreprise dont nous ne connaissons pas le cœur de métier à l'aide d'une méthode que nous ne maîtrisons pas. Le plus dur pour moi fut de m'imprégner du sujet avec uniquement 4h par semaine. L'entreprise GSTP, ce qu'elle fait, son organisation, son fonctionnement, tout ceci reste tellement abstrait et, lors de la dernière séance, lorsqu'on nous a dit que virer 60 personnes risquait de poser quelques problèmes sociaux, nous nous sommes rendu compte qu'en fait il y avait une réalité derrière ça. Le projet, le fait de se concentrer sur les livrables tout en restant confiné dans une salle, ne nous aide pas pour nous rattacher à la réalité de l'entreprise je trouve. Peut-être que c'est vraiment de cette façon que travaillent certains dans la vie mais je n'ai pas réussi à le ressentir.</text:p>
      <text:p text:style-name="P7"/>
      <text:p text:style-name="P7"><text:tab/>Au niveau du travail en dehors des séances, il fut tout à fait raisonnable car nous avons été plutôt efficace en séance. Certes, la charge du RQ a été supérieure à celle des autres membres de l'équipe mais c'est plus gratifiant car on se pose des questions sur des choses concrètes, sur la mise en forme et non plus sur le moyen d'expliquer ce que l'on ne comprend pas. Par ailleurs, on voit les réflexions qu'on<text:span text:style-name="T8">t</text:span> eu les autres et les différences de point de vue.</text:p>
      <text:p text:style-name="P7"/>
      <text:p text:style-name="P7"><text:span text:style-name="T2"><text:tab/>Pour conclure, ce fut un projet qui m'a aidé à voir l'importance de la conduite de projet et les réflexions que l'on a lorsqu'on veut restructurer une entreprise. Mais étant donné que ce n'est pas du tout le secteur dans lequel je veux me diriger à la sortie de l'INSA, les retours que j'ai sur la mise en place d'un ERP sont assez faibles.</text:span></text:p>
      <text:h text:style-name="P18" text:outline-level="2"><text:bookmark text:name="__RefHeading__821_873707696"/><text:span text:style-name="T3">Soraya BELHADJ-AISSA – Responsable Outils, Spécialiste Achats</text:span><text:bookmark-end text:name="__RefHeading__821_873707696"/></text:h>
      <text:p text:style-name="Text_20_body"><text:span text:style-name="T3"/></text:p>
      <text:p text:style-name="Text_20_body"><text:span text:style-name="T3"/></text:p>
      <text:h text:style-name="P18" text:outline-level="2"><text:bookmark text:name="__RefHeading__823_873707696"/><text:span text:style-name="T3">Jérôme DE-POTTER – Responsable Communication, Spécialiste Gestion de Parc</text:span><text:bookmark-end text:name="__RefHeading__823_873707696"/></text:h>
      <text:p text:style-name="Text_20_body"><text:span text:style-name="T3"/></text:p>
      <text:p text:style-name="P7"><text:tab/>J'ai trouvé ce projet plutôt intéressant. De part la longueur et la complétude du projet, j'ai pu découvrir toutes les étapes d'un projet informatique. Cependant, n'étant ni chef de projet ni responsable qualité je n'ai pas participé au<text:span text:style-name="T9">x</text:span> t<text:span text:style-name="T9">â</text:span>che<text:span text:style-name="T9">s</text:span> d'administration, d'organisation et de planification du projet. Ma vision du projet s'en <text:span text:style-name="T9">est</text:span> ainsi trouvée un peu biaisée.</text:p>
      <text:p text:style-name="P7"><text:tab/>Malgré quelques petites incompréhensions au sein de l'équipe, je pense que nous avons su mener à bien notre projet du point de vue organisationnel. D'autant plus que notre chef de projet a plutôt bien réparti les taches et très bien conduit le projet. Un projet d'une telle longueur est, à mon avis, une bonne expérience humaine. En effet, travailler pendant plusieurs semaines sur un projet est assez formateur pour le travail en équipe.</text:p>
      <text:p text:style-name="P7"><text:tab/>Nous avons choisi de nous répartir le travail au sein de l'équipe pour l'élaboration des solutions. Une équipe a travaillé sur la solution standard et l'autre sur la solution spécifique. </text:p>
      <text:p text:style-name="P7"><text:tab/>Faisant parti de l'équipe qui a travaillé sur la solution standard, j'ai pu découvrir une application concrète d’ARIS et le principe de la configuration de SAP. Cependant, ARIS est un outil très complet et il est difficile de tirer pleinement profit de ses fonctionnalités. Je trouve assez dommage d'effectuer un benchmark des ERP existant si c'est pour utiliser obligatoirement SAP par la suite. En effet, le benchmark nous a permis de découvrir de nombreux ERP payant et gratuit parfaitement adaptés au problème de GSTP. L'aspect configuration de SAP que nous avons vu ne donne pas vraiment envi<text:span text:style-name="T9">e</text:span> de s'investir plus dans l'étude et la découverte de SAP. En effet, le site internet de SAP n'est pas vraiment intuitif et la configuration effectuée sur ARIS ne m'a pas paru<text:span text:style-name="T9">e</text:span> très rigoureuse. Je pense donc que nous n'avons pas les compétences suffisantes pour effectuer cette partie du projet au mieux.</text:p>
      <text:p text:style-name="P7"><text:tab/>Comme je n'ai pas participé à l'élaboration de la solution spécifique, je n'ai pas pu suivre cette partie du projet. Je trouve cela un peu dommage même si je reste convaincu que nous avons fait le bon choix en se répartissant les t<text:span text:style-name="T9">â</text:span>ches.</text:p>
      <text:p text:style-name="P7"><text:span text:style-name="T3"><text:tab/>Je terminerai ce bilan personnel par une petite remarque quand à la longueur et l'organisation générale du projet. 9 semaines, c'est long et plusieurs fois, je me suis demandé quand nous ve</text:span><text:span text:style-name="T5">r</text:span><text:span text:style-name="T3">rions le bout du tunnel. 1 séance par semaines, ce n'est pas suffisant, et ce d'autant plus lorsqu'on a d'autre projet en parallèle. Je pense qu'augmenter le nombre de séances par semaines et diminuer le nombre de semaines serait assez intéressant pour ce type de projet.</text:span></text:p>
      <text:h text:style-name="P18" text:outline-level="2"><text:bookmark text:name="__RefHeading__825_873707696"/><text:span text:style-name="T3">Stefana GARTU – Spécialiste Maintenance</text:span><text:bookmark-end text:name="__RefHeading__825_873707696"/></text:h>
      <text:p text:style-name="P8"><text:span text:style-name="T3"/></text:p>
      <text:p text:style-name="P9"><text:tab/>Le projet nous a permis, au fur et à mesure de son avancement, de découvrir, d’apprendre et de comprendre la démarche et le but de l’étude préalable et le développement des solutions dans un projet informatique. De même, il nous a mis dans des situations d’apprentissage afin de nous initier à la conduite de projet et à la prise de responsabilité. De cette manière, pour les futures projets, nous auront un bagage de connaissances que nous pourront mettre en œuvre et qui nous permettra de progresser rapidement au cœur du projet.</text:p>
      <text:p text:style-name="P9"/>
      <text:p text:style-name="P9"><text:tab/>Les relations au sein du groupe ont pu être renforcées. La complicité et la solidarité, tant au niveau du travail que de l'atmosphère générale, ont été des valeurs importantes lors du projet malgré la pression continue. La tolérance à l’égard de l’indisponibilité par moment de certains membres a toujours été naturelle. De même, le rôle de chacun (notamment chef de projet pour conduire l’équipe) a été respecté et il s’en est ressorti une bonne entente et une coopération saine.</text:p>
      <text:p text:style-name="P9"/>
      <text:p text:style-name="P8"><text:tab/>Un aspect négatif de ce projet, qui nous a certainement handicapé, est l’imprécision de la définition de certaine<text:span text:style-name="T14">s</text:span> tâche<text:span text:style-name="T14">s</text:span>. Ainsi, nous avons souvent tergiversé de long<text:span text:style-name="T14">s</text:span> moment<text:span text:style-name="T14">s</text:span> avant de comprendre exactement le travail qui était demandé. Si la spécification des tâches <text:span text:style-name="T14">dans le sujet</text:span> avait été plus clair, nous aurions gagné un temps non négligeable dans notre travail.</text:p>
      <text:p text:style-name="P8"/>
      <text:p text:style-name="P8"><text:tab/>Enfin, nous avons parfois eu des longues discussions concernant des points de discorde, alors que l’enjeu n’était pas important. Il aurait fallu prendre une décision rapidement ou questionn<text:span text:style-name="T14">er</text:span> les enseignants afin de perdre le moins de temps possible.</text:p>
      <text:p text:style-name="P8"/>
      <text:p text:style-name="P8"><text:span text:style-name="T3"><text:tab/>On a pu voir que le projet GSTP nous a permis d’élargir considérablement notre panel de compétences,</text:span><text:span text:style-name="T3"> c</text:span><text:span text:style-name="T3">ependant, même si le sujet était intéressant, le projet nous a paru très long et a demandé une charge de travail très importante.</text:span></text:p>
      <text:h text:style-name="P18" text:outline-level="2"><text:bookmark text:name="__RefHeading__827_873707696"/><text:span text:style-name="T3">Henrique GASPAR NOGUEIRA – Spécialiste Gestion de Parc</text:span><text:bookmark-end text:name="__RefHeading__827_873707696"/></text:h>
      <text:p text:style-name="Text_20_body"><text:span text:style-name="T3"/></text:p>
      <text:p text:style-name="P8"><text:tab/>Pendant le déroulement du projet GSTP, j'ai pu me mettre dans une situation d'appel d'offres avec un vrai client. Ça m'a permis de sortir un peu de l'environnement scolaire et d'apprendre comment un projet se déroule dans la pratique.</text:p>
      <text:p text:style-name="P8"/>
      <text:p text:style-name="P8"><text:tab/>Le travail avec le groupe s'est très bien passé, parce que il y a eu communication intense entre les membres de l'heptanome. On a mis en place un système de contrôle de version qui nous a aidé à mieux gérer les documents, même si au début on a eu quelques problèmes d'adaptation au GitHub, comme par exemple le contrôle des fichiers binaires. </text:p>
      <text:p text:style-name="P8"/>
      <text:p text:style-name="P8"><text:tab/>Pendant la phase d'étude préalable j'ai fait <text:span text:style-name="T16">de </text:span>mon mieux pour bien comprendre le sujet et à chaque fois que j'avais un questionnement, je le satisfaisais le plus vite possible car on a eu un contrainte de temps très rigide. Les revues à chaque séance nous <text:span text:style-name="T16">ont</text:span> aidé à contrôler les<text:bookmark text:name="result_box"/> malentendus sur le sujet.</text:p>
      <text:p text:style-name="P8"/>
      <text:p text:style-name="P8"><text:tab/>Pour la phase de Construction des Solutions (Standard et Technique), au début je voulais travailler sur la Solution Technique. Mais finalement, j'ai fait partie de la équipe Solution Standard et j'ai pu connaître la méthode ERP que je n'avais jamais vu. Et certainement, j'ai fait la bonne choix parce que cette connaissance m'<text:span text:style-name="T16">ap</text:span>portera plusieurs possibilités professionnelles.</text:p>
      <text:p text:style-name="P8"/>
      <text:p text:style-name="P8"><text:span text:style-name="T3"><text:tab/>Encore une fois, c'est un projet 4IF qui m'a surpris en ce qui concerne ma connaissance en Informatique. </text:span></text:p>
      <text:h text:style-name="P18" text:outline-level="2"><text:bookmark text:name="__RefHeading__829_873707696"/><text:span text:style-name="T3">Leandro RESENDE MATTIOLI – Spécialiste Maintenance</text:span><text:bookmark-end text:name="__RefHeading__829_873707696"/></text:h>
      <text:p text:style-name="P10"><text:span text:style-name="T3"/></text:p>
      <text:p text:style-name="P5"><text:tab/>Ce projet <text:span text:style-name="T19">m'</text:span>a permi<text:span text:style-name="T19">s</text:span> d’améliorer <text:span text:style-name="T19">m</text:span>es connaissances d<text:span text:style-name="T19">ans</text:span> <text:span text:style-name="T19">les </text:span>divers domaines liés aux systèmes d’information, <text:span text:style-name="T19">la </text:span>gestion de projet, <text:span text:style-name="T19">l'</text:span>étude préalable et l’approche progiciel. Le scénario proposé (étude préalable d’un système d’information pour l’entreprise GSTP) nous a donné l’opportunité de connaître avec plus de détails la logique fonctionnelle et structurelle au niveau <text:span text:style-name="T19">de l'</text:span>entreprise, et de pouvoir bien <text:span text:style-name="T19">comprendre</text:span> le métier. Les notions d’évolutivité des logiciels et progiciels, maintenabilité et implantation <text:span text:style-name="T19">ont été éclaircies</text:span>.</text:p>
      <text:p text:style-name="P5"/>
      <text:p text:style-name="P5"><text:tab/>Le travail en équipe et la forme et cohérence des documents ont été satisfaisants, grâce aux <text:span text:style-name="T19">mécanismes</text:span> mis en place par le CdP et le RQ. <text:s/>Le système de contrôle de versions a posé des problèmes d’adaptation au début, mais après il s’<text:span text:style-name="T19">est</text:span> montré comme un outil indispensable et pratique. La division et affectation des tâches était toujours claire, <text:span text:style-name="T19">tout en restant</text:span> flexible, pour les cas o<text:span text:style-name="T19">ù</text:span> la durée d’une activité était sur-estimée ou sous-estimée.</text:p>
      <text:p text:style-name="P5"/>
      <text:p text:style-name="P5"><text:tab/>Dans le contexte de la phase d’étude préalable, il <text:span text:style-name="T19">a</text:span> s<text:span text:style-name="T19">ou</text:span>v<text:span text:style-name="T19">e</text:span>nt <text:span text:style-name="T19">fallu </text:span>faire attention au niveau de détail adopté, ce qui <text:span text:style-name="T19">n'</text:span>était pas constamment clair. En plus, la compréhension du métier étant limité, les renseignements des enseignants étaient d<text:span text:style-name="T19">'une grande</text:span> importance. Le travail attendu pour chaque tâche <text:span text:style-name="T19">n'</text:span>était pas toujours évident, ce qui a imposé des r<text:span text:style-name="T19">e</text:span>vues pour bien contrôler la coh<text:span text:style-name="T19">é</text:span>r<text:span text:style-name="T19">e</text:span>nce, surtout pendant la phase de <text:span text:style-name="T19">la</text:span> cible fonctionnel et <text:span text:style-name="T19">des </text:span>thèmes de progr<text:span text:style-name="T19">è</text:span>s.</text:p>
      <text:p text:style-name="P5"/>
      <text:p text:style-name="P5"><text:tab/>Malheureusement, la division entre Solution Spécifique (à laquelle j’ai participé) et Solution Standard a limité mon acc<text:span text:style-name="T19">è</text:span>s à ARIS et à SAP. Cependant, la réflexion pour la mise en place d’une solution spécifique, la proposition d’une architecture applicative et technique générale et les impacts sur la structure de l’entreprise <text:span text:style-name="T19">ont été</text:span> profita<text:span text:style-name="T19">ble</text:span> pour ma formation. </text:p>
      <text:p text:style-name="P5"/>
      <text:p text:style-name="P5"><text:span text:style-name="T3"><text:tab/>Finalement, ce projet est bien cohérent avec les objecti</text:span><text:span text:style-name="T6">f</text:span><text:span text:style-name="T3">s proposés pour l</text:span><text:span text:style-name="T6">a</text:span><text:span text:style-name="T3"> 4IF : une formation pas seulement technique mais avec des méthodes de conception et déroulement des projets inform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1"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Bilans</text:title></text:p>
      </style:header>
      <style:footer>
        <text:p text:style-name="Spec_20_-_20_Note_20_de_20_bas_20_de_20_page">Page <text:page-number text:select-page="current">10</text:page-number> sur <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1T15:34:30</meta:creation-date>
    <meta:editing-duration>PT00H40M31S</meta:editing-duration>
    <meta:editing-cycles>3</meta:editing-cycles>
    <meta:generator>OpenOffice.org/3.2$Unix OpenOffice.org_project/320m19$Build-9505</meta:generator>
    <dc:subject>Bilan de chaque membre de l'équipe</dc:subject>
    <dc:title>Bilans</dc:title>
    <meta:initial-creator>Billy </meta:initial-creator>
    <dc:date>2011-03-11T16:15:01</dc:date>
    <dc:creator>Billy </dc:creator>
    <meta:document-statistic meta:table-count="0" meta:image-count="0" meta:object-count="0" meta:page-count="10" meta:paragraph-count="78" meta:word-count="2934" meta:character-count="17877"/>
    <meta:user-defined meta:name="Info 2"/>
    <meta:user-defined meta:name="Info 3"/>
    <meta:user-defined meta:name="Info 4"/>
    <meta:user-defined meta:name="License">&lt;a href="http://templates.services.openoffice.org/bsd-license"&gt;BSD&lt;/a&gt; </meta:user-defined>
  </office:meta>
</office:document-meta>
</file>